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03cm" draw:marker-end-width="0.203cm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051cm" draw:marker-start-width="0.279cm" draw:marker-end-width="0.279cm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9cm" draw:marker-end-width="0.279cm" draw:fill-color="#00ccc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draw:fill="none" fo:min-height="0.638cm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svg:stroke-width="0.051cm" svg:stroke-color="#94bd5e" draw:marker-start-width="0.279cm" draw:marker-end-width="0.279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svg:stroke-width="0.051cm" svg:stroke-color="#ff3366" draw:marker-start-width="0.279cm" draw:marker-end-width="0.279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2" style:family="graphic" style:parent-style-name="standard">
      <style:graphic-properties svg:stroke-width="0.051cm" draw:marker-start-width="0.279cm" draw:marker-end-width="0.279cm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5" style:family="graphic" style:parent-style-name="objectwithoutfill">
      <style:graphic-properties draw:stroke="dash" draw:stroke-dash="Ultrafine_20_2_20_Dots_20_3_20_Dashes"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cccccc" draw:opacity="70%" draw:textarea-horizontal-align="justify" draw:textarea-vertical-align="middle" draw:auto-grow-height="false" draw:shadow-offset-x="0.203cm" draw:shadow-offset-y="0.203cm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16cm" svg:height="8.509cm" svg:x="4.78cm" svg:y="0.9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0.889cm" svg:x="0.461cm" svg:y="0.096cm">
          <text:p text:style-name="P1"><text:span text:style-name="T1">veth pai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27cm" svg:height="0.471cm" svg:x="14.852cm" svg:y="6.644cm">
          <text:p text:style-name="P1"><text:span text:style-name="T2">tapzzz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651cm" svg:height="0.635cm" svg:x="11.157cm" svg:y="8.806cm">
          <text:p text:style-name="P1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32cm" svg:height="1.185cm" svg:x="6.05cm" svg:y="10.33cm">
          <text:p text:style-name="P1"><text:span text:style-name="T1">VLAN trun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0.762cm" svg:x="2.088cm" svg:y="6.98cm">
          <text:p text:style-name="P1"><text:span text:style-name="T2">Configured by L2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2.019cm" svg:y1="9.441cm" svg:x2="12.019cm" svg:y2="11.219cm">
          <text:p/>
        </draw:line>
        <draw:line draw:style-name="gr5" draw:text-style-name="P1" draw:layer="layout" svg:x1="7.193cm" svg:y1="11.219cm" svg:x2="12.019cm" svg:y2="11.219cm">
          <text:p/>
        </draw:line>
        <draw:custom-shape draw:style-name="gr6" draw:text-style-name="P4" draw:layer="layout" svg:width="4.572cm" svg:height="0.635cm" svg:x="0.081cm" svg:y="4.942cm">
          <text:p text:style-name="P1"><text:span text:style-name="T3">Separate network namespaces</text:span></text:p>
          <draw:enhanced-geometry svg:viewBox="0 0 21600 21600" draw:text-areas="800 800 20800 20800" draw:type="round-rectangular-callout" draw:modifiers="26701.246446534 -8796.2264150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4.604cm" svg:height="0.965cm" svg:x="14.813cm" svg:y="10.584cm">
          <draw:text-box>
            <text:p><text:span text:style-name="T4">From – Openstack Configuration</text:span></text:p>
            <text:p><text:span text:style-name="T4">Reference Manual</text:span></text:p>
            <text:p><text:span text:style-name="T4">Modified for GRE tunnels</text:span></text:p>
          </draw:text-box>
        </draw:frame>
        <draw:custom-shape draw:style-name="gr2" draw:text-style-name="P3" xml:id="id6" draw:id="id6" draw:layer="layout" svg:width="1.27cm" svg:height="0.471cm" svg:x="7.447cm" svg:y="6.603cm">
          <text:p text:style-name="P1"><text:span text:style-name="T2">tapxx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27cm" svg:height="0.471cm" svg:x="11.152cm" svg:y="5.444cm">
          <text:p text:style-name="P1"><text:span text:style-name="T2">qryy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1.651cm" svg:height="0.635cm" svg:x="10.931cm" svg:y="0.98cm">
          <text:p text:style-name="P1"><text:span text:style-name="T1">eth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.27cm" svg:height="0.471cm" svg:x="11.13cm" svg:y="4.036cm">
          <text:p text:style-name="P1"><text:span text:style-name="T2">qgwww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78cm" svg:height="0.635cm" svg:x="5.923cm" svg:y="4.499cm">
          <text:p text:style-name="P1"><text:span text:style-name="T2">dnsmas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0.635cm" svg:x="15.622cm" svg:y="4.498cm">
          <text:p text:style-name="P1"><text:span text:style-name="T2">dnsmas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81cm" svg:height="2.54cm" svg:x="5.796cm" svg:y="3.9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81cm" svg:height="2.54cm" svg:x="13.97cm" svg:y="3.9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18cm" svg:height="2.895cm" svg:x="9.606cm" svg:y="3.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381cm" svg:x="7.982cm" svg:y="5.134cm">
          <text:p text:style-name="P1"><text:span text:style-name="T2">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62cm" svg:height="0.406cm" svg:x="12.4cm" svg:y="5.377cm">
          <text:p text:style-name="P1"><text:span text:style-name="T2">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62cm" svg:height="0.381cm" svg:x="10.581cm" svg:y="3.833cm">
          <text:p text:style-name="P1"><text:span text:style-name="T2">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62cm" svg:height="0.381cm" svg:x="15.481cm" svg:y="5.133cm">
          <text:p text:style-name="P1"><text:span text:style-name="T2">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1.049cm" svg:height="2.159cm" svg:x="6.177cm" svg:y="6.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46cm" svg:height="0.762cm" svg:x="2.367cm" svg:y="5.679cm">
          <text:p text:style-name="P1"><text:span text:style-name="T2">Configured by DHCP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572cm" svg:height="0.635cm" svg:x="14.559cm" svg:y="2.502cm">
          <text:p text:style-name="P1"><text:span text:style-name="T3">NAT with IPTABLES</text:span></text:p>
          <draw:enhanced-geometry svg:viewBox="0 0 21600 21600" draw:text-areas="800 800 20800 20800" draw:type="round-rectangular-callout" draw:modifiers="-12162.6940739121 67041.5094339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2.921cm" svg:height="0.889cm" svg:x="0.461cm" svg:y="1.596cm">
          <text:p text:style-name="P1"><text:span text:style-name="T1">Linux Bridg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766cm" svg:height="0.521cm" svg:x="8.151cm" svg:y="7.374cm">
          <text:p text:style-name="P1"><text:span text:style-name="T2">brqxxx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" draw:id="id3" draw:layer="layout" svg:width="1.766cm" svg:height="0.521cm" svg:x="13.243cm" svg:y="7.325cm">
          <text:p text:style-name="P1"><text:span text:style-name="T2">brqzz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.905cm" svg:height="0.471cm" svg:x="13.162cm" svg:y="8.191cm">
          <text:p text:style-name="P1"><text:span text:style-name="T2">VXLAN-10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905cm" svg:height="0.471cm" svg:x="8.082cm" svg:y="8.17cm">
          <text:p text:style-name="P1"><text:span text:style-name="T2">VXLAN-10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9.034cm" svg:y1="7.895cm" svg:x2="9.034cm" svg:y2="8.17cm" draw:start-shape="id1" draw:start-glue-point="2" draw:end-shape="id2" draw:end-glue-point="0" svg:d="M9034 7895v275" svg:viewBox="0 0 1 276">
          <text:p/>
        </draw:connector>
        <draw:connector draw:style-name="gr13" draw:text-style-name="P1" draw:layer="layout" draw:type="line" svg:x1="14.126cm" svg:y1="7.846cm" svg:x2="14.114cm" svg:y2="8.191cm" draw:start-shape="id3" draw:start-glue-point="2" draw:end-shape="id4" draw:end-glue-point="0" svg:d="M14126 7846l-12 345" svg:viewBox="0 0 13 346">
          <text:p/>
        </draw:connector>
        <draw:custom-shape draw:style-name="gr14" draw:text-style-name="P3" draw:layer="layout" svg:width="2.625cm" svg:height="1.548cm" svg:x="10.283cm" svg:y="7.201cm">
          <text:p text:style-name="P1"><text:span text:style-name="T2">Network VXLAN</text:span></text:p>
          <text:p text:style-name="P1"><text:span text:style-name="T2">VNI - 100</text:span></text:p>
          <text:p text:style-name="P1"><text:span text:style-name="T2">Subinterface to </text:span></text:p>
          <text:p text:style-name="P1"><text:span text:style-name="T2">eth0 </text:span></text:p>
          <draw:enhanced-geometry svg:viewBox="0 0 21600 21600" draw:text-areas="800 800 20800 20800" draw:type="round-rectangular-callout" draw:modifiers="-3364.20411271896 18546.1588121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2.921cm" svg:height="1.494cm" svg:x="15.479cm" svg:y="7.255cm">
          <text:p text:style-name="P1"><text:span text:style-name="T2">Network VXLAN</text:span></text:p>
          <text:p text:style-name="P1"><text:span text:style-name="T2">VNI - 101</text:span></text:p>
          <text:p text:style-name="P1"><text:span text:style-name="T2">Subinterface to </text:span></text:p>
          <text:p text:style-name="P1"><text:span text:style-name="T2">eth0 <text:s/></text:span></text:p>
          <draw:enhanced-geometry svg:viewBox="0 0 21600 21600" draw:text-areas="800 800 20800 20800" draw:type="round-rectangular-callout" draw:modifiers="-2757.28952772074 14766.02006688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xml:id="id10" draw:id="id10" draw:layer="layout" svg:width="1.766cm" svg:height="0.521cm" svg:x="10.876cm" svg:y="2.029cm">
          <text:p text:style-name="P1"><text:span text:style-name="T2">brqwww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9.034cm" svg:y1="8.641cm" svg:x2="11.157cm" svg:y2="9.123cm" draw:start-shape="id2" draw:start-glue-point="2" draw:end-shape="id5" svg:d="M9034 8641l2123 482" svg:viewBox="0 0 2124 483">
          <text:p/>
        </draw:connector>
        <draw:connector draw:style-name="gr15" draw:text-style-name="P1" draw:layer="layout" draw:type="line" svg:x1="12.808cm" svg:y1="9.123cm" svg:x2="14.114cm" svg:y2="8.662cm" draw:start-shape="id5" draw:start-glue-point="1" draw:end-shape="id4" draw:end-glue-point="2" svg:d="M12808 9123l1306-461" svg:viewBox="0 0 1307 462">
          <text:p/>
        </draw:connector>
        <draw:connector draw:style-name="gr13" draw:text-style-name="P1" draw:layer="layout" draw:type="line" svg:x1="9.034cm" svg:y1="7.374cm" svg:x2="8.082cm" svg:y2="7.074cm" draw:start-shape="id1" draw:start-glue-point="0" draw:end-shape="id6" draw:end-glue-point="2" svg:d="M9034 7374l-952-300" svg:viewBox="0 0 953 301">
          <text:p/>
        </draw:connector>
        <draw:connector draw:style-name="gr13" draw:text-style-name="P1" draw:layer="layout" draw:type="line" svg:x1="14.126cm" svg:y1="7.325cm" svg:x2="15.487cm" svg:y2="7.115cm" draw:start-shape="id3" draw:start-glue-point="0" draw:end-shape="id7" draw:end-glue-point="2" svg:d="M14126 7325l1361-210" svg:viewBox="0 0 1362 211">
          <text:p/>
        </draw:connector>
        <draw:connector draw:style-name="gr16" draw:text-style-name="P1" draw:layer="layout" draw:type="line" svg:x1="11.787cm" svg:y1="5.444cm" svg:x2="11.765cm" svg:y2="4.507cm" draw:start-shape="id8" draw:start-glue-point="0" draw:end-shape="id9" draw:end-glue-point="2" svg:d="M11787 5444l-22-937" svg:viewBox="0 0 23 938">
          <text:p/>
        </draw:connector>
        <draw:custom-shape draw:style-name="gr17" draw:text-style-name="P3" draw:layer="layout" svg:width="4.11cm" svg:height="0.417cm" svg:x="9.687cm" svg:y="4.779cm">
          <text:p text:style-name="P1"><text:span text:style-name="T2">Configured by L3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1.759cm" svg:y1="2.029cm" svg:x2="11.756cm" svg:y2="1.615cm" draw:start-shape="id10" draw:start-glue-point="0" draw:end-shape="id11" draw:end-glue-point="2" svg:d="M11759 2029l-3-414" svg:viewBox="0 0 4 415">
          <text:p/>
        </draw:connector>
        <draw:custom-shape draw:style-name="gr2" draw:text-style-name="P3" xml:id="id12" draw:id="id12" draw:layer="layout" svg:width="1.27cm" svg:height="0.471cm" svg:x="6.846cm" svg:y="4.954cm">
          <text:p text:style-name="P1"><text:span text:style-name="T2">nsxxx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8.082cm" svg:y1="6.603cm" svg:x2="7.481cm" svg:y2="5.425cm" draw:start-shape="id6" draw:start-glue-point="0" draw:end-shape="id12" draw:end-glue-point="2" svg:d="M8082 6603l-601-1178" svg:viewBox="0 0 602 1179">
          <text:p/>
        </draw:connector>
        <draw:custom-shape draw:style-name="gr2" draw:text-style-name="P3" xml:id="id13" draw:id="id13" draw:layer="layout" svg:width="1.27cm" svg:height="0.471cm" svg:x="9.846cm" svg:y="6.654cm">
          <text:p text:style-name="P1"><text:span text:style-name="T2">tapyyy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1.787cm" svg:y1="5.915cm" svg:x2="10.481cm" svg:y2="6.654cm" draw:start-shape="id8" draw:start-glue-point="2" draw:end-shape="id13" draw:end-glue-point="0" svg:d="M11787 5915l-1306 739" svg:viewBox="0 0 1307 740">
          <text:p/>
        </draw:connector>
        <draw:connector draw:style-name="gr13" draw:text-style-name="P1" draw:layer="layout" draw:type="line" svg:x1="9.034cm" svg:y1="7.374cm" svg:x2="9.846cm" svg:y2="6.889cm" draw:start-shape="id1" draw:start-glue-point="0" draw:end-shape="id13" svg:d="M9034 7374l812-485" svg:viewBox="0 0 813 486">
          <text:p/>
        </draw:connector>
        <draw:custom-shape draw:style-name="gr2" draw:text-style-name="P3" xml:id="id14" draw:id="id14" draw:layer="layout" svg:width="1.27cm" svg:height="0.471cm" svg:x="16.146cm" svg:y="5.054cm">
          <text:p text:style-name="P1"><text:span text:style-name="T2">nszzz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5.487cm" svg:y1="6.644cm" svg:x2="16.781cm" svg:y2="5.525cm" draw:start-shape="id7" draw:start-glue-point="0" draw:end-shape="id14" draw:end-glue-point="2" svg:d="M15487 6644l1294-1119" svg:viewBox="0 0 1295 1120">
          <text:p/>
        </draw:connector>
        <draw:custom-shape draw:style-name="gr2" draw:text-style-name="P3" xml:id="id15" draw:id="id15" draw:layer="layout" svg:width="1.27cm" svg:height="0.471cm" svg:x="11.13cm" svg:y="2.955cm">
          <text:p text:style-name="P1"><text:span text:style-name="T2">tapwww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1.765cm" svg:y1="4.036cm" svg:x2="11.765cm" svg:y2="3.426cm" draw:start-shape="id9" draw:start-glue-point="0" draw:end-shape="id15" draw:end-glue-point="2" svg:d="M11765 4036v-610" svg:viewBox="0 0 1 611">
          <text:p/>
        </draw:connector>
        <draw:connector draw:style-name="gr13" draw:text-style-name="P1" draw:layer="layout" draw:type="line" svg:x1="11.765cm" svg:y1="2.955cm" svg:x2="11.759cm" svg:y2="2.55cm" draw:start-shape="id15" draw:start-glue-point="0" draw:end-shape="id10" draw:end-glue-point="2" svg:d="M11765 2955l-6-405" svg:viewBox="0 0 7 4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58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12:10:36</meta:creation-date>
    <dc:date>2014-12-05T13:19:58.886534329</dc:date>
    <meta:editing-duration>PT2H7M50S</meta:editing-duration>
    <meta:editing-cycles>16</meta:editing-cycles>
    <meta:generator>LibreOffice/4.2.7.2$Linux_X86_64 LibreOffice_project/420$Build-2</meta:generator>
    <meta:document-statistic meta:object-count="53"/>
  </office:meta>
</office:document-meta>
</file>